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en" style:country-asian="US" style:font-style-asian="normal" style:font-weight-asian="normal" style:font-name-complex="Arial1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7.5pt" style:language-asian="en" style:country-asian="US" style:font-style-asian="normal" style:font-weight-asian="normal" style:font-name-complex="Arial1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3"/>
        <table:table-column table:style-name="co4" table:number-columns-repeated="4" table:default-cell-style-name="ce10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10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10"/>
        <table:table-column table:style-name="co4" table:number-columns-repeated="3" table:default-cell-style-name="ce12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Maidstone</text:p>
          </table:table-cell>
          <table:table-cell table:number-columns-repeated="2"/>
          <table:table-cell table:style-name="ce2" table:formula="of:=SUM([.E3:.E28])" office:value-type="float" office:value="20">
            <text:p>20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3" office:value-type="string">
            <text:p>2<text:span text:style-name="T1">nd</text:span> Candidate</text:p>
          </table:table-cell>
          <table:table-cell table:number-columns-repeated="10"/>
          <table:table-cell table:style-name="ce13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office:value-type="string">
            <text:p>Con</text:p>
          </table:table-cell>
          <table:table-cell table:style-name="ce11" office:value-type="string">
            <text:p>Lab</text:p>
          </table:table-cell>
          <table:table-cell table:style-name="ce11" office:value-type="string">
            <text:p>LD</text:p>
          </table:table-cell>
          <table:table-cell table:style-name="ce11" office:value-type="string">
            <text:p>Grn</text:p>
          </table:table-cell>
          <table:table-cell table:style-name="ce11" office:value-type="string">
            <text:p>UKIP</text:p>
          </table:table-cell>
          <table:table-cell table:style-name="ce11" office:value-type="string">
            <text:p>BNP</text:p>
          </table:table-cell>
          <table:table-cell table:style-name="ce11" office:value-type="string">
            <text:p>ED</text:p>
          </table:table-cell>
          <table:table-cell table:style-name="ce11" office:value-type="string">
            <text:p>Res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Oth</text:p>
          </table:table-cell>
          <table:table-cell/>
          <table:table-cell table:style-name="ce11" table:number-columns-repeated="10"/>
        </table:table-row>
        <table:table-row table:style-name="ro1">
          <table:table-cell/>
          <table:table-cell office:value-type="string">
            <text:p>Alling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048">
            <text:p>1,048</text:p>
          </table:table-cell>
          <table:table-cell office:value-type="float" office:value="383">
            <text:p>383</text:p>
          </table:table-cell>
          <table:table-cell office:value-type="float" office:value="1345">
            <text:p>1,345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Barming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Bearsted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754">
            <text:p>1,754</text:p>
          </table:table-cell>
          <table:table-cell office:value-type="float" office:value="432">
            <text:p>432</text:p>
          </table:table-cell>
          <table:table-cell/>
          <table:table-cell office:value-type="float" office:value="215">
            <text:p>215</text:p>
          </table:table-cell>
          <table:table-cell table:number-columns-repeated="4"/>
          <table:table-cell office:value-type="float" office:value="1395">
            <text:p>1,395</text:p>
          </table:table-cell>
          <table:table-cell table:number-columns-repeated="2"/>
          <table:table-cell office:value-type="float" office:value="1555">
            <text:p>1,555</text:p>
          </table:table-cell>
          <table:table-cell office:value-type="float" office:value="281">
            <text:p>281</text:p>
          </table:table-cell>
          <table:table-cell/>
          <table:table-cell office:value-type="float" office:value="182">
            <text:p>18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oughton Monchelsea &amp; Chart Sutton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Box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350">
            <text:p>1,350</text:p>
          </table:table-cell>
          <table:table-cell office:value-type="float" office:value="862">
            <text:p>862</text:p>
          </table:table-cell>
          <table:table-cell office:value-type="float" office:value="264">
            <text:p>264</text:p>
          </table:table-cell>
          <table:table-cell office:value-type="float" office:value="177">
            <text:p>177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Bridge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Coxheath &amp; Hun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47">
            <text:p>1,247</text:p>
          </table:table-cell>
          <table:table-cell office:value-type="float" office:value="265">
            <text:p>265</text:p>
          </table:table-cell>
          <table:table-cell office:value-type="float" office:value="915">
            <text:p>915</text:p>
          </table:table-cell>
          <table:table-cell office:value-type="float" office:value="114">
            <text:p>114</text:p>
          </table:table-cell>
          <table:table-cell office:value-type="float" office:value="140">
            <text:p>140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Detling &amp; Thurn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628">
            <text:p>628</text:p>
          </table:table-cell>
          <table:table-cell office:value-type="float" office:value="143">
            <text:p>143</text:p>
          </table:table-cell>
          <table:table-cell table:number-columns-repeated="6"/>
          <table:table-cell office:value-type="float" office:value="291">
            <text:p>291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Downswood &amp; Ot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10">
            <text:p>310</text:p>
          </table:table-cell>
          <table:table-cell office:value-type="float" office:value="84">
            <text:p>84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float" office:value="451">
            <text:p>451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East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010">
            <text:p>1,010</text:p>
          </table:table-cell>
          <table:table-cell office:value-type="float" office:value="316">
            <text:p>316</text:p>
          </table:table-cell>
          <table:table-cell office:value-type="float" office:value="1286">
            <text:p>1,286</text:p>
          </table:table-cell>
          <table:table-cell office:value-type="float" office:value="270">
            <text:p>270</text:p>
          </table:table-cell>
          <table:table-cell table:number-columns-repeated="7"/>
          <table:table-cell office:value-type="float" office:value="858">
            <text:p>858</text:p>
          </table:table-cell>
          <table:table-cell/>
          <table:table-cell office:value-type="float" office:value="1281">
            <text:p>1,281</text:p>
          </table:table-cell>
          <table:table-cell office:value-type="float" office:value="242">
            <text:p>24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Fan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27">
            <text:p>727</text:p>
          </table:table-cell>
          <table:table-cell office:value-type="float" office:value="542">
            <text:p>542</text:p>
          </table:table-cell>
          <table:table-cell office:value-type="float" office:value="661">
            <text:p>661</text:p>
          </table:table-cell>
          <table:table-cell office:value-type="float" office:value="526">
            <text:p>526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Harrietsham &amp; Len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27">
            <text:p>827</text:p>
          </table:table-cell>
          <table:table-cell office:value-type="float" office:value="122">
            <text:p>122</text:p>
          </table:table-cell>
          <table:table-cell table:number-columns-repeated="6"/>
          <table:table-cell office:value-type="float" office:value="1175">
            <text:p>1,175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eadcorn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eath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igh Stree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33">
            <text:p>533</text:p>
          </table:table-cell>
          <table:table-cell office:value-type="float" office:value="333">
            <text:p>333</text:p>
          </table:table-cell>
          <table:table-cell office:value-type="float" office:value="853">
            <text:p>853</text:p>
          </table:table-cell>
          <table:table-cell office:value-type="float" office:value="176">
            <text:p>176</text:p>
          </table:table-cell>
          <table:table-cell office:value-type="float" office:value="163">
            <text:p>163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eed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623">
            <text:p>623</text:p>
          </table:table-cell>
          <table:table-cell office:value-type="float" office:value="129">
            <text:p>129</text:p>
          </table:table-cell>
          <table:table-cell table:number-columns-repeated="6"/>
          <table:table-cell office:value-type="float" office:value="187">
            <text:p>187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Loos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413">
            <text:p>413</text:p>
          </table:table-cell>
          <table:table-cell office:value-type="float" office:value="49">
            <text:p>49</text:p>
          </table:table-cell>
          <table:table-cell office:value-type="float" office:value="519">
            <text:p>519</text:p>
          </table:table-cell>
          <table:table-cell office:value-type="float" office:value="47">
            <text:p>47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Marden &amp; Yald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612">
            <text:p>1,612</text:p>
          </table:table-cell>
          <table:table-cell office:value-type="float" office:value="317">
            <text:p>317</text:p>
          </table:table-cell>
          <table:table-cell office:value-type="float" office:value="425">
            <text:p>425</text:p>
          </table:table-cell>
          <table:table-cell office:value-type="float" office:value="188">
            <text:p>188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Nor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82">
            <text:p>782</text:p>
          </table:table-cell>
          <table:table-cell office:value-type="float" office:value="330">
            <text:p>330</text:p>
          </table:table-cell>
          <table:table-cell office:value-type="float" office:value="871">
            <text:p>871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North Downs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ark Wood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Shepway Nor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139">
            <text:p>1,139</text:p>
          </table:table-cell>
          <table:table-cell office:value-type="float" office:value="589">
            <text:p>589</text:p>
          </table:table-cell>
          <table:table-cell office:value-type="float" office:value="193">
            <text:p>193</text:p>
          </table:table-cell>
          <table:table-cell office:value-type="float" office:value="157">
            <text:p>157</text:p>
          </table:table-cell>
          <table:table-cell/>
          <table:table-cell office:value-type="float" office:value="102">
            <text:p>102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Shepway South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ou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42">
            <text:p>1,242</text:p>
          </table:table-cell>
          <table:table-cell office:value-type="float" office:value="338">
            <text:p>338</text:p>
          </table:table-cell>
          <table:table-cell office:value-type="float" office:value="1171">
            <text:p>1,171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Staplehurs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211">
            <text:p>1,211</text:p>
          </table:table-cell>
          <table:table-cell office:value-type="float" office:value="288">
            <text:p>288</text:p>
          </table:table-cell>
          <table:table-cell office:value-type="float" office:value="228">
            <text:p>228</text:p>
          </table:table-cell>
          <table:table-cell office:value-type="float" office:value="148">
            <text:p>148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utton Valence &amp; Lang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35">
            <text:p>735</text:p>
          </table:table-cell>
          <table:table-cell office:value-type="float" office:value="156">
            <text:p>156</text:p>
          </table:table-cell>
          <table:table-cell office:value-type="float" office:value="112">
            <text:p>112</text:p>
          </table:table-cell>
          <table:table-cell table:number-columns-repeated="29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National Front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1">
          <table:table-cell/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36"/>
        </table:table-row>
        <table:table-row table:style-name="ro1">
          <table:table-cell table:style-name="ce4"/>
          <table:table-cell table:style-name="ce6"/>
          <table:table-cell table:number-columns-repeated="36"/>
        </table:table-row>
        <table:table-row table:style-name="ro1">
          <table:table-cell table:style-name="ce4"/>
          <table:table-cell table:style-name="ce7"/>
          <table:table-cell table:number-columns-repeated="36"/>
        </table:table-row>
        <table:table-row table:style-name="ro1">
          <table:table-cell/>
          <table:table-cell table:style-name="ce6"/>
          <table:table-cell table:number-columns-repeated="36"/>
        </table:table-row>
        <table:table-row table:style-name="ro1" table:number-rows-repeated="65375">
          <table:table-cell table:number-columns-repeated="38"/>
        </table:table-row>
        <table:table-row table:style-name="ro1" table:number-rows-repeated="124">
          <table:table-cell table:number-columns-repeated="6"/>
          <table:table-cell table:style-name="ce4" table:number-columns-repeated="3"/>
          <table:table-cell table:style-name="ce12" table:number-columns-repeated="4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  <table:table-row table:style-name="ro1">
          <table:table-cell table:number-columns-repeated="6"/>
          <table:table-cell table:style-name="ce4" table:number-columns-repeated="3"/>
          <table:table-cell table:style-name="ce12" table:number-columns-repeated="4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</table:table>
      <table:table table:name="Candidates 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Maidstone</text:p>
          </table:table-cell>
          <table:table-cell table:number-columns-repeated="2"/>
          <table:table-cell table:style-name="ce2" table:formula="of:=SUM([.E3:.E28])" office:value-type="float" office:value="20">
            <text:p>20</text:p>
          </table:table-cell>
          <table:table-cell/>
          <table:table-cell table:style-name="ce13" office:value-type="string">
            <text:p>1<text:span text:style-name="T1">st</text:span> Candidate</text:p>
          </table:table-cell>
          <table:table-cell table:number-columns-repeated="10"/>
          <table:table-cell table:style-name="ce13" office:value-type="string">
            <text:p>2<text:span text:style-name="T1">nd</text:span> Candidate</text:p>
          </table:table-cell>
          <table:table-cell table:number-columns-repeated="10"/>
          <table:table-cell table:style-name="ce13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3" table:number-columns-repeated="10"/>
        </table:table-row>
        <table:table-row table:style-name="ro2">
          <table:table-cell/>
          <table:table-cell office:value-type="string">
            <text:p>Alling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Barry Steven Ginley</text:p>
          </table:table-cell>
          <table:table-cell office:value-type="string">
            <text:p>Wendy Florence Hollands</text:p>
          </table:table-cell>
          <table:table-cell office:value-type="string">
            <text:p>Cynthia Robertso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Barming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earsted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Val Springett</text:p>
          </table:table-cell>
          <table:table-cell office:value-type="string">
            <text:p>Jim Grogan</text:p>
          </table:table-cell>
          <table:table-cell/>
          <table:table-cell office:value-type="string">
            <text:p>Ciaran Dominic Oliver</text:p>
          </table:table-cell>
          <table:table-cell table:number-columns-repeated="4"/>
          <table:table-cell office:value-type="string">
            <text:p>Pat Marshall</text:p>
          </table:table-cell>
          <table:table-cell table:number-columns-repeated="2"/>
          <table:table-cell office:value-type="string">
            <text:p>Mike Cuming</text:p>
          </table:table-cell>
          <table:table-cell office:value-type="string">
            <text:p>Gill Annan</text:p>
          </table:table-cell>
          <table:table-cell/>
          <table:table-cell office:value-type="string">
            <text:p>Sarah Ann Goodwin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Boughton Monchelsea &amp; Chart Sutton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Box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lcolm Frank Greer</text:p>
          </table:table-cell>
          <table:table-cell office:value-type="string">
            <text:p>Michael John Beckwith</text:p>
          </table:table-cell>
          <table:table-cell office:value-type="string">
            <text:p>John Peter Watson</text:p>
          </table:table-cell>
          <table:table-cell office:value-type="string">
            <text:p>Penny Kemp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Bridge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Coxheath &amp; Hun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Dennis Harold Collins</text:p>
          </table:table-cell>
          <table:table-cell office:value-type="string">
            <text:p>Stella Marlyn Randall</text:p>
          </table:table-cell>
          <table:table-cell office:value-type="string">
            <text:p>David Michael Stamp</text:p>
          </table:table-cell>
          <table:table-cell office:value-type="string">
            <text:p>Robin James Kinrade</text:p>
          </table:table-cell>
          <table:table-cell office:value-type="string">
            <text:p>Keith Clement Woollven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etling &amp; Thurn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Nick de Wiggondene</text:p>
          </table:table-cell>
          <table:table-cell office:value-type="string">
            <text:p>Paul Michael Blackmore</text:p>
          </table:table-cell>
          <table:table-cell table:number-columns-repeated="6"/>
          <table:table-cell office:value-type="string">
            <text:p>Geoffrey Frank Licence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Downswood &amp; Ot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Gary Cooke</text:p>
          </table:table-cell>
          <table:table-cell office:value-type="string">
            <text:p>Steve Gibson</text:p>
          </table:table-cell>
          <table:table-cell/>
          <table:table-cell office:value-type="string">
            <text:p>Andrew Crawford Waldie</text:p>
          </table:table-cell>
          <table:table-cell table:number-columns-repeated="4"/>
          <table:table-cell office:value-type="string">
            <text:p>Gordon William Newton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East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Tony Dennison</text:p>
          </table:table-cell>
          <table:table-cell office:value-type="string">
            <text:p>Bruce Henry Heald</text:p>
          </table:table-cell>
          <table:table-cell office:value-type="string">
            <text:p>David Sandru Naghi</text:p>
          </table:table-cell>
          <table:table-cell office:value-type="string">
            <text:p>Caroline Burns</text:p>
          </table:table-cell>
          <table:table-cell table:number-columns-repeated="7"/>
          <table:table-cell office:value-type="string">
            <text:p>Scott Hahnefeld</text:p>
          </table:table-cell>
          <table:table-cell/>
          <table:table-cell office:value-type="string">
            <text:p>Martin Ashley Richard Cox</text:p>
          </table:table-cell>
          <table:table-cell office:value-type="string">
            <text:p>Hannah Margaret Patton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Fan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listair James Black</text:p>
          </table:table-cell>
          <table:table-cell office:value-type="string">
            <text:p>Paul Harper</text:p>
          </table:table-cell>
          <table:table-cell office:value-type="string">
            <text:p>Fran Smith</text:p>
          </table:table-cell>
          <table:table-cell office:value-type="string">
            <text:p>Stuart Robert Jeffrey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Harrietsham &amp; Len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rino (Maz) Michaelas</text:p>
          </table:table-cell>
          <table:table-cell office:value-type="string">
            <text:p>Jeanne Mary Gibson</text:p>
          </table:table-cell>
          <table:table-cell table:number-columns-repeated="6"/>
          <table:table-cell office:value-type="string">
            <text:p>Tom Sam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Headcorn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eath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High Stree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Valerie Katherine Parker</text:p>
          </table:table-cell>
          <table:table-cell office:value-type="string">
            <text:p>Marianna Romeojuliet Poliszczuk</text:p>
          </table:table-cell>
          <table:table-cell office:value-type="string">
            <text:p>Fran Wilson</text:p>
          </table:table-cell>
          <table:table-cell office:value-type="string">
            <text:p>Wendy Kathlee Lewis</text:p>
          </table:table-cell>
          <table:table-cell office:value-type="string">
            <text:p>John Cameron Stanford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Leed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eter James Dudley Parvin</text:p>
          </table:table-cell>
          <table:table-cell office:value-type="string">
            <text:p>Maggie Lack</text:p>
          </table:table-cell>
          <table:table-cell table:number-columns-repeated="6"/>
          <table:table-cell office:value-type="string">
            <text:p>Juliet Maria Maddock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Loos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teve Sheppard</text:p>
          </table:table-cell>
          <table:table-cell office:value-type="string">
            <text:p>Joshua Amos</text:p>
          </table:table-cell>
          <table:table-cell office:value-type="string">
            <text:p>Susan Jane Grigg</text:p>
          </table:table-cell>
          <table:table-cell office:value-type="string">
            <text:p>Denise Joy Hay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Marden &amp; Yald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nnabelle Blackmore</text:p>
          </table:table-cell>
          <table:table-cell office:value-type="string">
            <text:p>Edith Maud Davis</text:p>
          </table:table-cell>
          <table:table-cell office:value-type="string">
            <text:p>Carol Ann Jacques</text:p>
          </table:table-cell>
          <table:table-cell office:value-type="string">
            <text:p>James Edward Shalice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Nor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Jeff Tree</text:p>
          </table:table-cell>
          <table:table-cell office:value-type="string">
            <text:p>Keith Adkinson</text:p>
          </table:table-cell>
          <table:table-cell office:value-type="string">
            <text:p>Mervyn Dyke Warner</text:p>
          </table:table-cell>
          <table:table-cell office:value-type="string">
            <text:p>Derek Roy Eagle</text:p>
          </table:table-cell>
          <table:table-cell office:value-type="string">
            <text:p>Charles Richard Elliott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North Downs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Park Wood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hepway Nor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arion Ann Ring</text:p>
          </table:table-cell>
          <table:table-cell office:value-type="string">
            <text:p>Geoff Harvey</text:p>
          </table:table-cell>
          <table:table-cell office:value-type="string">
            <text:p>Geoffrey Richard Samme</text:p>
          </table:table-cell>
          <table:table-cell office:value-type="string">
            <text:p>Stephen Fraser Muggeridge</text:p>
          </table:table-cell>
          <table:table-cell/>
          <table:table-cell office:value-type="string">
            <text:p>Gary Butler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Shepway South</text:p>
          </table:table-cell>
          <table:table-cell table:number-columns-repeated="36"/>
        </table:table-row>
        <table:table-row table:style-name="ro2">
          <table:table-cell/>
          <table:table-cell office:value-type="string">
            <text:p>Sou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Mike Hogg</text:p>
          </table:table-cell>
          <table:table-cell office:value-type="string">
            <text:p>Richard John Coates</text:p>
          </table:table-cell>
          <table:table-cell office:value-type="string">
            <text:p>John Wilso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taplehurs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ichard Lusty</text:p>
          </table:table-cell>
          <table:table-cell office:value-type="string">
            <text:p>John Edward Randall</text:p>
          </table:table-cell>
          <table:table-cell office:value-type="string">
            <text:p>Ralph Frederick Austin</text:p>
          </table:table-cell>
          <table:table-cell office:value-type="string">
            <text:p>Ian Francis Stewart McDonald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Sutton Valence &amp; Langle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Paulina Annette Veronica Stockell</text:p>
          </table:table-cell>
          <table:table-cell office:value-type="string">
            <text:p>Jean Harvey</text:p>
          </table:table-cell>
          <table:table-cell office:value-type="string">
            <text:p>Susan Austin</text:p>
          </table:table-cell>
          <table:table-cell table:number-columns-repeated="29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National Front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500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14/10/2012</text:date>, <text:time>16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14T16:52:33.38</dc:date>
    <meta:editing-duration>P1DT2H42M49S</meta:editing-duration>
    <meta:editing-cycles>54</meta:editing-cycles>
    <meta:generator>OpenOffice.org/3.4$Win32 OpenOffice.org_project/340m1$Build-9590</meta:generator>
    <meta:document-statistic meta:table-count="2" meta:cell-count="305" meta:object-count="0"/>
  </office:meta>
</office:document-meta>
</file>